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1"/>
    <style:style style:name="P4" style:family="paragraph" style:parent-style-name="Text_20_body">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First, I'll start by skimming through the code to get an overall idea. The code has a `conection_manager` function, which seems to handle incoming TCP connections. There's also an `auth_manager` function for authentication, `tcp_reader` and `tcp_writer` for handling network I/O, and a `handle_backdoor_client_port3` function that appears to be a backdoor or administrative interface. The `main` function initializes logging and starts the server.</text:p>
      <text:p text:style-name="Text_20_body">I notice the use of `mpsc` channels for inter-thread communication, which is a common pattern in Rust for handling concurrency. The code also uses the `syslog` crate for logging, which is configured in the `main` function. There are references to modules like `configser` and `clientdata`, which are probably external modules for configuration and client data management.</text:p>
      <text:p text:style-name="Text_20_body">Let me break down the key components step by step:</text:p>
      <text:p text:style-name="Text_20_body">1. **`conection_manager` Function**:</text:p>
      <text:p text:style-name="Text_20_body">- Binds to a TCP port and listens for incoming connections.</text:p>
      <text:p text:style-name="Text_20_body">- For each connection, it clones the stream and sets up channels for communication between threads.</text:p>
      <text:p text:style-name="Text_20_body">- Spawns threads for reading from and writing to the TCP stream, as well as handling authentication.</text:p>
      <text:p text:style-name="Text_20_body">2. **`auth_manager` Function**:</text:p>
      <text:p text:style-name="Text_20_body">- Manages client authentication by requesting a password and client ID.</text:p>
      <text:p text:style-name="Text_20_body">- Uses channels to send and receive data between the TCP reader/writer and the authentication logic.</text:p>
      <text:p text:style-name="Text_20_body">- Checks the received password against a configured password and handles client registration.</text:p>
      <text:p text:style-name="Text_20_body">3. **`tcp_reader` and `tcp_writer` Functions**:</text:p>
      <text:p text:style-name="Text_20_body">- `tcp_reader` reads data from the TCP stream and sends it through a channel.</text:p>
      <text:p text:style-name="Text_20_body">- `tcp_writer` receives data from a channel and writes it to the TCP stream.</text:p>
      <text:p text:style-name="Text_20_body">- Both functions handle connection shutdown when specific messages (like "999: shutdown") are received.</text:p>
      <text:p text:style-name="Text_20_body">4. **`handle_backdoor_client_port3` Function**:</text:p>
      <text:p text:style-name="Text_20_body">- Listens on a separate port for administrative commands.</text:p>
      <text:p text:style-name="Text_20_body">- Processes commands like listing clients, shutting down specific clients, or broadcasting shutdown messages.</text:p>
      <text:p text:style-name="Text_20_body">- Interacts with the `clientdata` module to perform these actions.</text:p>
      <text:p text:style-name="Text_20_body">5. **`main` Function**:</text:p>
      <text:p text:style-name="Text_20_body">- Initializes the logger using `syslog`.</text:p>
      <text:p text:style-name="Text_20_body">- Spawns the `conection_manager` in a separate thread.</text:p>
      <text:p text:style-name="Text_20_body">- Enters a loop that periodically sends keep-alive messages to clients.</text:p>
      <text:p text:style-name="Text_20_body"><text:soft-page-break/>Now, considering potential points of confusion:</text:p>
      <text:p text:style-name="Text_20_body">- The use of `mpsc` channels might be tricky for someone new to Rust. Explaining how `sender` and `receiver` work across threads would be helpful.</text:p>
      <text:p text:style-name="Text_20_body">- The `clientdata` module's functions (like `find_client_by_id`, `save`, `round_robin`) are crucial but not defined here. Their roles need to be inferred or mentioned as external dependencies.</text:p>
      <text:p text:style-name="Text_20_body">- Error handling in the code, such as the use of `unwrap`, which could panic. Noting where more robust error handling might be needed could be beneficial.</text:p>
      <text:p text:style-name="Text_20_body">- The purpose of the backdoor port and the specific command codes (e.g., "999: shutdown") should be clarified.</text:p>
      <text:p text:style-name="Text_20_body">I'll structure the explanation by outlining each major component, their responsibilities, and how they interact. Highlighting Rust-specific concepts like threading, channel communication, and error handling will make the explanation educational. Also, noting areas where the code could be improved or where further exploration is needed would add depth.</text:p>
      <text:p text:style-name="P2">Vou criar um manual detalhado para ajudar no entendimento deste código, com foco nos conceitos do Rust e arquitetura do sistema:</text:p>
      <text:p text:style-name="Horizontal_20_Line"/>
      <text:h text:style-name="Heading_20_2" text:outline-level="2"><text:span text:style-name="Strong_20_Emphasis">Manual Técnico: Servidor Multi-Thread com Backdoor em Rust</text:span></text:h>
      <text:h text:style-name="Heading_20_3" text:outline-level="3"><text:span text:style-name="Strong_20_Emphasis">1. Visão Geral do Sistema</text:span></text:h>
      <text:p text:style-name="Text_20_body">Um servidor TCP multi-protocolo com:</text:p>
      <text:list text:style-name="L1">
        <text:list-item>
          <text:p text:style-name="P3">Autenticação de clientes</text:p>
        </text:list-item>
        <text:list-item>
          <text:p text:style-name="P3">Gerenciamento de conexões concorrentes</text:p>
        </text:list-item>
        <text:list-item>
          <text:p text:style-name="P3">Canal administrativo (backdoor)</text:p>
        </text:list-item>
        <text:list-item>
          <text:p text:style-name="P3">Sistema de logging centralizado</text:p>
        </text:list-item>
        <text:list-item>
          <text:p text:style-name="P3">Heartbeat para monitoramento</text:p>
        </text:list-item>
      </text:list>
      <text:p text:style-name="Horizontal_20_Line"/>
      <text:h text:style-name="Heading_20_3" text:outline-level="3"><text:span text:style-name="Strong_20_Emphasis">2. Componentes Principais</text:span></text:h>
      <text:h text:style-name="Heading_20_4" text:outline-level="4"><text:span text:style-name="Strong_20_Emphasis">2.1 Conexões Principais (</text:span><text:span text:style-name="Strong_20_Emphasis"><text:span text:style-name="Source_20_Text">conection_manager</text:span></text:span><text:span text:style-name="Strong_20_Emphasis">)</text:span></text:h>
      <text:p text:style-name="P4"/>
      <text:p text:style-name="Preformatted_20_Text">pub fn conection_manager() {</text:p>
      <text:p text:style-name="Preformatted_20_Text"><text:s text:c="4"/>//...</text:p>
      <text:p text:style-name="Preformatted_20_Text"><text:s text:c="4"/>let (sender_tcp_reader, receiver_from_tcp_reader) = mpsc::channel();</text:p>
      <text:p text:style-name="Preformatted_20_Text"><text:s text:c="4"/>let (sender_to_tcp_writer, receiver_tcp_writer) = mpsc::channel();</text:p>
      <text:p text:style-name="Preformatted_20_Text"><text:s text:c="4"/>//...</text:p>
      <text:p text:style-name="P1">}</text:p>
      <text:list text:style-name="L2">
        <text:list-item>
          <text:p text:style-name="P5"><text:span text:style-name="Strong_20_Emphasis">Responsabilidade</text:span>:</text:p>
          <text:list>
            <text:list-item>
              <text:p text:style-name="P5"><text:soft-page-break/>Cria listeners TCP na porta principal</text:p>
            </text:list-item>
            <text:list-item>
              <text:p text:style-name="P5">Gerencia threads para cada nova conexão</text:p>
            </text:list-item>
            <text:list-item>
              <text:p text:style-name="P5">Implementa pattern <text:span text:style-name="Emphasis">Producer-Consumer</text:span> com canais MPSC</text:p>
            </text:list-item>
          </text:list>
        </text:list-item>
        <text:list-item>
          <text:p text:style-name="P5"><text:span text:style-name="Strong_20_Emphasis">Fluxo</text:span>:</text:p>
          <text:list>
            <text:list-item text:start-value="1">
              <text:p text:style-name="P5">Aceita nova conexão</text:p>
            </text:list-item>
            <text:list-item>
              <text:p text:style-name="P5">Clona stream TCP para threads separadas</text:p>
            </text:list-item>
            <text:list-item>
              <text:p text:style-name="P5">Cria canais de comunicação entre threads</text:p>
            </text:list-item>
            <text:list-item>
              <text:p text:style-name="P5">Inicia threads especializadas:</text:p>
              <text:list>
                <text:list-item>
                  <text:p text:style-name="P5"><text:span text:style-name="Source_20_Text">tcp_reader</text:span>: Leitura de dados</text:p>
                </text:list-item>
                <text:list-item>
                  <text:p text:style-name="P5"><text:span text:style-name="Source_20_Text">tcp_writer</text:span>: Escrita de dados</text:p>
                </text:list-item>
                <text:list-item>
                  <text:p text:style-name="P5"><text:span text:style-name="Source_20_Text">auth_manager</text:span>: Autenticação</text:p>
                </text:list-item>
              </text:list>
            </text:list-item>
          </text:list>
        </text:list-item>
      </text:list>
      <text:h text:style-name="Heading_20_4" text:outline-level="4"><text:span text:style-name="Strong_20_Emphasis">2.2 Autenticação (</text:span><text:span text:style-name="Strong_20_Emphasis"><text:span text:style-name="Source_20_Text">auth_manager</text:span></text:span><text:span text:style-name="Strong_20_Emphasis">)</text:span></text:h>
      <text:p text:style-name="P4"/>
      <text:p text:style-name="Preformatted_20_Text">fn auth_manager(mut stream: TcpStream, sender: mpsc::Sender&lt;String&gt;, receiver: mpsc::Receiver&lt;String&gt;) {</text:p>
      <text:p text:style-name="Preformatted_20_Text"><text:s text:c="4"/>//...</text:p>
      <text:p text:style-name="Preformatted_20_Text"><text:s text:c="4"/>if password == configser::get_password() {</text:p>
      <text:p text:style-name="Preformatted_20_Text"><text:s text:c="4"/>//...</text:p>
      <text:p text:style-name="P1">}</text:p>
      <text:list text:style-name="L3">
        <text:list-item>
          <text:p text:style-name="P6"><text:span text:style-name="Strong_20_Emphasis">Protocolo</text:span>:</text:p>
          <text:list>
            <text:list-item>
              <text:p text:style-name="P6">Envia código 110 para solicitar senha</text:p>
            </text:list-item>
            <text:list-item>
              <text:p text:style-name="P6">Valida senha contra configuração</text:p>
            </text:list-item>
            <text:list-item>
              <text:p text:style-name="P6">Solicita ID do cliente (código 120)</text:p>
            </text:list-item>
            <text:list-item>
              <text:p text:style-name="P6">Registra cliente no sistema</text:p>
            </text:list-item>
          </text:list>
        </text:list-item>
        <text:list-item>
          <text:p text:style-name="P6"><text:span text:style-name="Strong_20_Emphasis">Mecanismos</text:span>:</text:p>
          <text:list>
            <text:list-item>
              <text:p text:style-name="P6">Timeout de conexão</text:p>
            </text:list-item>
            <text:list-item>
              <text:p text:style-name="P6">Heartbeat periódico</text:p>
            </text:list-item>
            <text:list-item>
              <text:p text:style-name="P6">Gerenciamento de estado do cliente</text:p>
            </text:list-item>
          </text:list>
        </text:list-item>
      </text:list>
      <text:h text:style-name="Heading_20_4" text:outline-level="4"><text:span text:style-name="Strong_20_Emphasis">2.3 Backdoor Administrativa (</text:span><text:span text:style-name="Strong_20_Emphasis"><text:span text:style-name="Source_20_Text">handle_backdoor_client_port3</text:span></text:span><text:span text:style-name="Strong_20_Emphasis">)</text:span></text:h>
      <text:p text:style-name="P4"/>
      <text:p text:style-name="Preformatted_20_Text">fn handle_backdoor_client_port3() {</text:p>
      <text:p text:style-name="Preformatted_20_Text"><text:s text:c="4"/>//...</text:p>
      <text:p text:style-name="Preformatted_20_Text"><text:s text:c="4"/>if received_data.contains("202:") {</text:p>
      <text:p text:style-name="Preformatted_20_Text"><text:s text:c="8"/>clientdata::ClientData::send_client_msg_by_id(u16client_id,shutdown);</text:p>
      <text:p text:style-name="Preformatted_20_Text"><text:s text:c="4"/>//...</text:p>
      <text:p text:style-name="P1">}</text:p>
      <text:list text:style-name="L4">
        <text:list-item>
          <text:p text:style-name="P7"><text:span text:style-name="Strong_20_Emphasis">Comandos Suportados</text:span>:</text:p>
          <text:list>
            <text:list-item>
              <text:p text:style-name="P7"><text:soft-page-break/><text:span text:style-name="Source_20_Text">200:</text:span>: Comando genérico</text:p>
            </text:list-item>
            <text:list-item>
              <text:p text:style-name="P7"><text:span text:style-name="Source_20_Text">201:</text:span>: Shutdown geral</text:p>
            </text:list-item>
            <text:list-item>
              <text:p text:style-name="P7"><text:span text:style-name="Source_20_Text">202:XXXX</text:span>: Shutdown específico (XXXX = ID)</text:p>
            </text:list-item>
            <text:list-item>
              <text:p text:style-name="P7"><text:span text:style-name="Source_20_Text">L/l</text:span>: Listar clientes</text:p>
            </text:list-item>
            <text:list-item>
              <text:p text:style-name="P7"><text:span text:style-name="Source_20_Text">E</text:span>: Sair</text:p>
            </text:list-item>
          </text:list>
        </text:list-item>
        <text:list-item>
          <text:p text:style-name="P7"><text:span text:style-name="Strong_20_Emphasis">Segurança</text:span>:</text:p>
          <text:list>
            <text:list-item>
              <text:p text:style-name="P7">Porta separada (configurável)</text:p>
            </text:list-item>
            <text:list-item>
              <text:p text:style-name="P7">Interface tipo console com prompt <text:span text:style-name="Source_20_Text">#&gt;</text:span></text:p>
            </text:list-item>
          </text:list>
        </text:list-item>
      </text:list>
      <text:p text:style-name="Horizontal_20_Line"/>
      <text:h text:style-name="Heading_20_3" text:outline-level="3"><text:span text:style-name="Strong_20_Emphasis">3. Padrões de Concorrência</text:span></text:h>
      <text:h text:style-name="Heading_20_4" text:outline-level="4"><text:span text:style-name="Strong_20_Emphasis">3.1 Modelo Thread-per-Connection</text:span></text:h>
      <text:p text:style-name="P4"/>
      <text:p text:style-name="Preformatted_20_Text">thread::spawn(move || {</text:p>
      <text:p text:style-name="Preformatted_20_Text"><text:s text:c="4"/>handle_client(stream, clients);</text:p>
      <text:p text:style-name="P1">});</text:p>
      <text:list text:style-name="L5">
        <text:list-item>
          <text:p text:style-name="P8"><text:span text:style-name="Strong_20_Emphasis">Vantagens</text:span>:</text:p>
          <text:list>
            <text:list-item>
              <text:p text:style-name="P8">Isolamento de falhas</text:p>
            </text:list-item>
            <text:list-item>
              <text:p text:style-name="P8">Escalabilidade simples</text:p>
            </text:list-item>
            <text:list-item>
              <text:p text:style-name="P8">Paralelismo real</text:p>
            </text:list-item>
          </text:list>
        </text:list-item>
        <text:list-item>
          <text:p text:style-name="P8"><text:span text:style-name="Strong_20_Emphasis">Desafios</text:span>:</text:p>
          <text:list>
            <text:list-item>
              <text:p text:style-name="P8">Shared state (<text:span text:style-name="Source_20_Text">clientdata::ClientData</text:span>)</text:p>
            </text:list-item>
            <text:list-item>
              <text:p text:style-name="P8">Synchronização (uso de <text:span text:style-name="Source_20_Text">Arc&lt;Mutex&lt;...&gt;&gt;</text:span> implícito nos canais)</text:p>
            </text:list-item>
          </text:list>
        </text:list-item>
      </text:list>
      <text:h text:style-name="Heading_20_4" text:outline-level="4"><text:span text:style-name="Strong_20_Emphasis">3.2 Comunicação entre Threads</text:span></text:h>
      <text:p text:style-name="P4"/>
      <text:p text:style-name="P1">let (sender, receiver) = mpsc::channel();</text:p>
      <text:list text:style-name="L6">
        <text:list-item>
          <text:p text:style-name="P9"><text:span text:style-name="Strong_20_Emphasis">Canais MPSC</text:span>:</text:p>
          <text:list>
            <text:list-item>
              <text:p text:style-name="P9">Single-producer, multi-consumer</text:p>
            </text:list-item>
            <text:list-item>
              <text:p text:style-name="P9">Tipagem forte (garantia em tempo de compilação)</text:p>
            </text:list-item>
            <text:list-item>
              <text:p text:style-name="P9">Não bloqueante com <text:span text:style-name="Source_20_Text">try_recv</text:span></text:p>
            </text:list-item>
          </text:list>
        </text:list-item>
        <text:list-item>
          <text:p text:style-name="P9"><text:span text:style-name="Strong_20_Emphasis">Padrões Comuns</text:span>:</text:p>
          <text:list>
            <text:list-item>
              <text:p text:style-name="P9">Pipeline de processamento</text:p>
            </text:list-item>
            <text:list-item>
              <text:p text:style-name="P9">Broadcast via <text:span text:style-name="Source_20_Text">round_robin</text:span></text:p>
            </text:list-item>
          </text:list>
        </text:list-item>
      </text:list>
      <text:p text:style-name="Horizontal_20_Line"><text:soft-page-break/></text:p>
      <text:h text:style-name="Heading_20_3" text:outline-level="3"><text:span text:style-name="Strong_20_Emphasis">4. Tratamento de Erros</text:span></text:h>
      <text:h text:style-name="Heading_20_4" text:outline-level="4"><text:span text:style-name="Strong_20_Emphasis">4.1 Defensivo</text:span></text:h>
      <text:p text:style-name="P4"/>
      <text:p text:style-name="Preformatted_20_Text">let stream_clone = match stream.try_clone() {</text:p>
      <text:p text:style-name="Preformatted_20_Text"><text:s text:c="4"/>Ok(clone) =&gt; clone,</text:p>
      <text:p text:style-name="Preformatted_20_Text"><text:s text:c="4"/>Err(e) =&gt; {</text:p>
      <text:p text:style-name="Preformatted_20_Text"><text:s text:c="8"/>log::error!("Failed to clone: {}", e);</text:p>
      <text:p text:style-name="Preformatted_20_Text"><text:s text:c="8"/>continue;</text:p>
      <text:p text:style-name="Preformatted_20_Text"><text:s text:c="4"/>}</text:p>
      <text:p text:style-name="P1">};</text:p>
      <text:h text:style-name="Heading_20_4" text:outline-level="4"><text:span text:style-name="Strong_20_Emphasis">4.2 Recuperação</text:span></text:h>
      <text:p text:style-name="P4"/>
      <text:p text:style-name="Preformatted_20_Text">match receiver.recv_timeout(Duration::from_millis(500)) {</text:p>
      <text:p text:style-name="Preformatted_20_Text"><text:s text:c="4"/>Ok(message) =&gt; { /* ... */ },</text:p>
      <text:p text:style-name="Preformatted_20_Text"><text:s text:c="4"/>Err(RecvTimeoutError::Timeout) =&gt; { /* ... */ },</text:p>
      <text:p text:style-name="Preformatted_20_Text"><text:s text:c="4"/>Err(RecvTimeoutError::Disconnected) =&gt; { /* ... */ }</text:p>
      <text:p text:style-name="P1">}</text:p>
      <text:h text:style-name="Heading_20_4" text:outline-level="4"><text:span text:style-name="Strong_20_Emphasis">4.3 Logging Centralizado</text:span></text:h>
      <text:p text:style-name="P4"/>
      <text:p text:style-name="Preformatted_20_Text">log::set_boxed_logger(Box::new(BasicLogger::new(logger)))</text:p>
      <text:p text:style-name="P1"><text:s text:c="4"/>.map(|()| log::set_max_level(log::LevelFilter::Info))</text:p>
      <text:list text:style-name="L7">
        <text:list-item>
          <text:p text:style-name="P10"><text:span text:style-name="Strong_20_Emphasis">Syslog</text:span>:</text:p>
          <text:list>
            <text:list-item>
              <text:p text:style-name="P10">Padrão RFC 3164</text:p>
            </text:list-item>
            <text:list-item>
              <text:p text:style-name="P10">Prioridades configuráveis</text:p>
            </text:list-item>
            <text:list-item>
              <text:p text:style-name="P10">Integração com systemd/journald</text:p>
            </text:list-item>
          </text:list>
        </text:list-item>
      </text:list>
      <text:p text:style-name="Horizontal_20_Line"/>
      <text:h text:style-name="Heading_20_3" text:outline-level="3"><text:span text:style-name="Strong_20_Emphasis">5. Conceitos Avançados do Rust</text:span></text:h>
      <text:h text:style-name="Heading_20_4" text:outline-level="4"><text:span text:style-name="Strong_20_Emphasis">5.1 Borrow Checker na Prática</text:span></text:h>
      <text:p text:style-name="P4"/>
      <text:p text:style-name="Preformatted_20_Text">let mut stream = stream.try_clone()?; // Clone explícito</text:p>
      <text:p text:style-name="P1">stream.set_nonblocking(true)?; // Mutação controlada</text:p>
      <text:h text:style-name="Heading_20_4" text:outline-level="4"><text:span text:style-name="Strong_20_Emphasis">5.2 Trait Objects</text:span></text:h>
      <text:p text:style-name="P4"/>
      <text:p text:style-name="P1">log::set_boxed_logger(Box::new(BasicLogger::new(logger)));</text:p>
      <text:h text:style-name="Heading_20_4" text:outline-level="4"><text:span text:style-name="Strong_20_Emphasis">5.3 Pattern Matching Avançado</text:span></text:h>
      <text:p text:style-name="P4"/>
      <text:p text:style-name="Preformatted_20_Text">if let Some((ip, port)) = clientip.split_once(':') {</text:p>
      <text:p text:style-name="Preformatted_20_Text"><text:s text:c="4"/>// Destructuring de tupla</text:p>
      <text:p text:style-name="P1"><text:soft-page-break/>}</text:p>
      <text:p text:style-name="Horizontal_20_Line"/>
      <text:h text:style-name="Heading_20_3" text:outline-level="3"><text:span text:style-name="Strong_20_Emphasis">6. Melhorias Sugeridas</text:span></text:h>
      <text:h text:style-name="Heading_20_4" text:outline-level="4"><text:span text:style-name="Strong_20_Emphasis">6.1 Segurança</text:span></text:h>
      <text:list text:style-name="L8">
        <text:list-item>
          <text:p text:style-name="P11">Criptografia TLS</text:p>
        </text:list-item>
        <text:list-item>
          <text:p text:style-name="P11">Rate limiting</text:p>
        </text:list-item>
        <text:list-item>
          <text:p text:style-name="P11">Validação de inputs</text:p>
        </text:list-item>
      </text:list>
      <text:h text:style-name="Heading_20_4" text:outline-level="4"><text:span text:style-name="Strong_20_Emphasis">6.2 Performance</text:span></text:h>
      <text:list text:style-name="L9">
        <text:list-item>
          <text:p text:style-name="P12">Pool de threads</text:p>
        </text:list-item>
        <text:list-item>
          <text:p text:style-name="P12">Async I/O com tokio</text:p>
        </text:list-item>
        <text:list-item>
          <text:p text:style-name="P12">Buffer circular para leitura</text:p>
        </text:list-item>
      </text:list>
      <text:h text:style-name="Heading_20_4" text:outline-level="4"><text:span text:style-name="Strong_20_Emphasis">6.3 Funcionalidades</text:span></text:h>
      <text:list text:style-name="L10">
        <text:list-item>
          <text:p text:style-name="P13">Histórico de comandos na backdoor</text:p>
        </text:list-item>
        <text:list-item>
          <text:p text:style-name="P13">Snapshots do estado</text:p>
        </text:list-item>
        <text:list-item>
          <text:p text:style-name="P13">Load balancing</text:p>
        </text:list-item>
      </text:list>
      <text:p text:style-name="Horizontal_20_Line"/>
      <text:h text:style-name="Heading_20_3" text:outline-level="3"><text:span text:style-name="Strong_20_Emphasis">7. Fluxo de Dados</text:span></text:h>
      <text:p text:style-name="P4"/>
      <text:p text:style-name="Text_20_body"/>
      <text:p text:style-name="Preformatted_20_Text">graph TD</text:p>
      <text:p text:style-name="Preformatted_20_Text"><text:s text:c="4"/>A[Cliente TCP] --&gt; B[tcp_reader]</text:p>
      <text:p text:style-name="Preformatted_20_Text"><text:s text:c="4"/>B --&gt; C[Channel]</text:p>
      <text:p text:style-name="Preformatted_20_Text"><text:s text:c="4"/>C --&gt; D[auth_manager]</text:p>
      <text:p text:style-name="Preformatted_20_Text"><text:s text:c="4"/>D --&gt; E[Channel]</text:p>
      <text:p text:style-name="Preformatted_20_Text"><text:s text:c="4"/>E --&gt; F[tcp_writer]</text:p>
      <text:p text:style-name="Preformatted_20_Text"><text:s text:c="4"/>F --&gt; A</text:p>
      <text:p text:style-name="Preformatted_20_Text"><text:s text:c="4"/>G[Backdoor] --&gt; H[clientdata]</text:p>
      <text:p text:style-name="P1"><text:s text:c="4"/>H --&gt; D</text:p>
      <text:p text:style-name="Horizontal_20_Line"/>
      <text:h text:style-name="Heading_20_3" text:outline-level="3"><text:span text:style-name="Strong_20_Emphasis">8. Recursos para Aprofundar</text:span></text:h>
      <text:list text:style-name="L11">
        <text:list-item>
          <text:p text:style-name="P14"><text:span text:style-name="Strong_20_Emphasis">The Rustonomicon</text:span>: Padrões unsafe</text:p>
        </text:list-item>
        <text:list-item>
          <text:p text:style-name="P14"><text:span text:style-name="Strong_20_Emphasis">Tokio Documentation</text:span>: Programação assíncrona</text:p>
        </text:list-item>
        <text:list-item>
          <text:p text:style-name="P14"><text:span text:style-name="Strong_20_Emphasis">Rust Security Book</text:span>: Boas prática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8T13:54:10.374429236</meta:creation-date>
    <dc:date>2025-03-18T13:56:10.994445300</dc:date>
    <meta:editing-duration>PT2M2S</meta:editing-duration>
    <meta:editing-cycles>1</meta:editing-cycles>
    <meta:document-statistic meta:table-count="0" meta:image-count="0" meta:object-count="0" meta:page-count="6" meta:paragraph-count="169" meta:word-count="1034" meta:character-count="7277" meta:non-whitespace-character-count="6353"/>
    <meta:generator>LibreOffice/24.2.7.2$Linux_X86_64 LibreOffice_project/420$Build-2</meta:generator>
  </office:meta>
</office:document-meta>
</file>